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21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ACS_2013_sm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float" office:value="739">
            <text:p>73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93234100135318">
            <text:p>0.9932341</text:p>
          </table:table-cell>
          <table:table-cell table:style-name="ce22" office:value-type="float" office:value="-5">
            <text:p>-5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float" office:value="1099">
            <text:p>10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71974522292994">
            <text:p>0.917197452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47384155455904">
            <text:p>1.07473841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float" office:value="635">
            <text:p>6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716535433070866">
            <text:p>0.971653543</text:p>
          </table:table-cell>
          <table:table-cell table:style-name="ce22" office:value-type="float" office:value="-18">
            <text:p>-18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24083769633508">
            <text:p>0.942408377</text:p>
          </table:table-cell>
          <table:table-cell table:style-name="ce22" office:value-type="float" office:value="-44">
            <text:p>-44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float" office:value="652">
            <text:p>6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46319018404908">
            <text:p>0.946319018</text:p>
          </table:table-cell>
          <table:table-cell table:style-name="ce22" office:value-type="float" office:value="-35">
            <text:p>-35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1146">
            <text:p>114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335463258785942">
            <text:p>1.03354632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24083769633508">
            <text:p>0.942408377</text:p>
          </table:table-cell>
          <table:table-cell table:style-name="ce22" office:value-type="float" office:value="-44">
            <text:p>-44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float" office:value="948">
            <text:p>9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69198312236287">
            <text:p>0.869198312</text:p>
          </table:table-cell>
          <table:table-cell table:style-name="ce22" office:value-type="float" office:value="-124">
            <text:p>-124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float" office:value="798">
            <text:p>7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6065162907268">
            <text:p>1.042606516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float" office:value="1099">
            <text:p>10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71974522292994">
            <text:p>0.917197452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float" office:value="637">
            <text:p>63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686028257456829">
            <text:p>0.968602826</text:p>
          </table:table-cell>
          <table:table-cell table:style-name="ce22" office:value-type="float" office:value="-20">
            <text:p>-20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float" office:value="839">
            <text:p>83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582836710369488">
            <text:p>0.958283671</text:p>
          </table:table-cell>
          <table:table-cell table:style-name="ce22" office:value-type="float" office:value="-35">
            <text:p>-35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float" office:value="1099">
            <text:p>10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71974522292994">
            <text:p>0.917197452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float" office:value="628">
            <text:p>62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2484076433121">
            <text:p>0.982484076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float" office:value="987">
            <text:p>9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766970618034447">
            <text:p>0.976697062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float" office:value="859">
            <text:p>8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36437718277066">
            <text:p>0.933643772</text:p>
          </table:table-cell>
          <table:table-cell table:style-name="ce22" office:value-type="float" office:value="-57">
            <text:p>-57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float" office:value="721">
            <text:p>7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4521497919556">
            <text:p>0.99445215</text:p>
          </table:table-cell>
          <table:table-cell table:style-name="ce22" office:value-type="float" office:value="-4">
            <text:p>-4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float" office:value="659">
            <text:p>6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6267071320182">
            <text:p>0.936267071</text:p>
          </table:table-cell>
          <table:table-cell table:style-name="ce22" office:value-type="float" office:value="-42">
            <text:p>-42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float" office:value="715">
            <text:p>71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566433566433566">
            <text:p>0.956643357</text:p>
          </table:table-cell>
          <table:table-cell table:style-name="ce22" office:value-type="float" office:value="-31">
            <text:p>-31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89937106918238">
            <text:p>0.988993711</text:p>
          </table:table-cell>
          <table:table-cell table:style-name="ce22" office:value-type="float" office:value="-7">
            <text:p>-7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59477124183007">
            <text:p>0.935947712</text:p>
          </table:table-cell>
          <table:table-cell table:style-name="ce22" office:value-type="float" office:value="-49">
            <text:p>-49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float" office:value="1099">
            <text:p>10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71974522292994">
            <text:p>0.917197452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float" office:value="734">
            <text:p>7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645776566757494">
            <text:p>0.964577657</text:p>
          </table:table-cell>
          <table:table-cell table:style-name="ce22" office:value-type="float" office:value="-26">
            <text:p>-26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8773333333333333">
            <text:p>0.877333333</text:p>
          </table:table-cell>
          <table:table-cell table:style-name="ce22" office:value-type="float" office:value="-92">
            <text:p>-92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float" office:value="723">
            <text:p>72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903181189488244">
            <text:p>0.990318119</text:p>
          </table:table-cell>
          <table:table-cell table:style-name="ce22" office:value-type="float" office:value="-7">
            <text:p>-7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465">
            <text:p>146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float" office:value="918">
            <text:p>91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00871459694989">
            <text:p>0.90087146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float" office:value="699">
            <text:p>6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2761087267525">
            <text:p>0.932761087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908">
            <text:p>90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591836734693877">
            <text:p>0.959183673</text:p>
          </table:table-cell>
          <table:table-cell table:style-name="ce22" office:value-type="float" office:value="-30">
            <text:p>-3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3650793650793">
            <text:p>0.979365079</text:p>
          </table:table-cell>
          <table:table-cell table:style-name="ce22" office:value-type="float" office:value="-13">
            <text:p>-13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453">
            <text:p>1453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float" office:value="946">
            <text:p>9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65116279069768">
            <text:p>1.04651162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float" office:value="713">
            <text:p>71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08415147265077">
            <text:p>1.0084151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24083769633508">
            <text:p>0.942408377</text:p>
          </table:table-cell>
          <table:table-cell table:style-name="ce22" office:value-type="float" office:value="-44">
            <text:p>-44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410029498525073">
            <text:p>0.94100295</text:p>
          </table:table-cell>
          <table:table-cell table:style-name="ce22" office:value-type="float" office:value="-40">
            <text:p>-4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float" office:value="741">
            <text:p>7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86504723346828">
            <text:p>0.998650472</text:p>
          </table:table-cell>
          <table:table-cell table:style-name="ce22" office:value-type="float" office:value="-1">
            <text:p>-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float" office:value="761">
            <text:p>7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38239159001314">
            <text:p>0.938239159</text:p>
          </table:table-cell>
          <table:table-cell table:style-name="ce22" office:value-type="float" office:value="-47">
            <text:p>-47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float" office:value="777">
            <text:p>7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626769626769627">
            <text:p>0.962676963</text:p>
          </table:table-cell>
          <table:table-cell table:style-name="ce22" office:value-type="float" office:value="-29">
            <text:p>-29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float" office:value="886">
            <text:p>8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16027088036117">
            <text:p>1.03160270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float" office:value="896">
            <text:p>89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7912946428571429">
            <text:p>0.791294643</text:p>
          </table:table-cell>
          <table:table-cell table:style-name="ce22" office:value-type="float" office:value="-187">
            <text:p>-187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410029498525073">
            <text:p>0.94100295</text:p>
          </table:table-cell>
          <table:table-cell table:style-name="ce22" office:value-type="float" office:value="-40">
            <text:p>-4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float" office:value="1099">
            <text:p>109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171974522292994">
            <text:p>0.917197452</text:p>
          </table:table-cell>
          <table:table-cell table:style-name="ce22" office:value-type="float" office:value="-91">
            <text:p>-9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float" office:value="628">
            <text:p>62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2484076433121">
            <text:p>0.982484076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float" office:value="777">
            <text:p>7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626769626769627">
            <text:p>0.962676963</text:p>
          </table:table-cell>
          <table:table-cell table:style-name="ce22" office:value-type="float" office:value="-29">
            <text:p>-29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float" office:value="741">
            <text:p>7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86504723346828">
            <text:p>0.998650472</text:p>
          </table:table-cell>
          <table:table-cell table:style-name="ce22" office:value-type="float" office:value="-1">
            <text:p>-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410029498525073">
            <text:p>0.94100295</text:p>
          </table:table-cell>
          <table:table-cell table:style-name="ce22" office:value-type="float" office:value="-40">
            <text:p>-4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float" office:value="726">
            <text:p>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049586776859504">
            <text:p>0.904958678</text:p>
          </table:table-cell>
          <table:table-cell table:style-name="ce22" office:value-type="float" office:value="-69">
            <text:p>-69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float" office:value="1412">
            <text:p>14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03682719546743">
            <text:p>1.04036827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float" office:value="626">
            <text:p>6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856230031948882">
            <text:p>0.985623003</text:p>
          </table:table-cell>
          <table:table-cell table:style-name="ce22" office:value-type="float" office:value="-9">
            <text:p>-9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59477124183007">
            <text:p>0.935947712</text:p>
          </table:table-cell>
          <table:table-cell table:style-name="ce22" office:value-type="float" office:value="-49">
            <text:p>-49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1072522982636">
            <text:p>1.0051072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24083769633508">
            <text:p>0.942408377</text:p>
          </table:table-cell>
          <table:table-cell table:style-name="ce22" office:value-type="float" office:value="-44">
            <text:p>-44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float" office:value="764">
            <text:p>7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24083769633508">
            <text:p>0.942408377</text:p>
          </table:table-cell>
          <table:table-cell table:style-name="ce22" office:value-type="float" office:value="-44">
            <text:p>-44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47384155455904">
            <text:p>1.07473841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47384155455904">
            <text:p>1.07473841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7183098591549">
            <text:p>0.99471831</text:p>
          </table:table-cell>
          <table:table-cell table:style-name="ce22" office:value-type="float" office:value="-6">
            <text:p>-6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float" office:value="839">
            <text:p>83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582836710369488">
            <text:p>0.958283671</text:p>
          </table:table-cell>
          <table:table-cell table:style-name="ce22" office:value-type="float" office:value="-35">
            <text:p>-35</text:p>
          </table:table-cell>
        </table:table-row>
      </table:table>
      <table:named-expressions>
        <table:named-expression table:name="EXCEL_DATA" table:base-cell-address="$EXCEL_DATA.$A$1" table:expression="[EXCEL_DATA.$A$1:.$U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